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true" form:apply-design-mode="true">
          <form:form form:name="txt_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2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6.985cm" svg:height="1.651cm" svg:x="3.032cm" svg:y="8.366cm">
          <draw:text-box>
            <text:p>Prima text box:</text:p>
          </draw:text-box>
        </draw:frame>
        <draw:control draw:style-name="standard" draw:text-style-name="P2" draw:layer="controls" svg:width="13.716cm" svg:height="3.048cm" svg:x="2.905cm" svg:y="9.509cm" draw:control="control1"/>
        <draw:control draw:style-name="standard" draw:text-style-name="P2" draw:layer="controls" svg:width="13.716cm" svg:height="3.048cm" svg:x="3.159cm" svg:y="17.129cm" draw:control="control2"/>
        <draw:control draw:style-name="standard" draw:text-style-name="P2" draw:layer="controls" svg:width="13.716cm" svg:height="3.048cm" svg:x="3.159cm" svg:y="23.606cm" draw:control="control3"/>
        <draw:frame draw:style-name="gr1" draw:text-style-name="P1" draw:layer="layout" svg:width="6.985cm" svg:height="1.651cm" svg:x="2.778cm" svg:y="14.97cm">
          <draw:text-box>
            <text:p>Seconda text box:</text:p>
          </draw:text-box>
        </draw:frame>
        <draw:frame draw:style-name="gr2" draw:text-style-name="P1" draw:layer="layout" svg:width="8.382cm" svg:height="1.673cm" svg:x="3.286cm" svg:y="21.814cm">
          <draw:text-box>
            <text:p>Prima text box( parte 2):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2:23:50.597773999</meta:creation-date>
    <dc:date>2020-09-29T02:47:15.264163310</dc:date>
    <meta:editing-duration>PT2M33S</meta:editing-duration>
    <meta:editing-cycles>1</meta:editing-cycles>
    <meta:document-statistic meta:object-count="6"/>
    <meta:generator>LibreOffice/6.4.6.2$Linux_X86_64 LibreOffice_project/40$Build-2</meta:generator>
  </office:meta>
</office:document-meta>
</file>